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Heading_20_1" style:master-page-name="MP0">
      <style:paragraph-properties style:page-number="auto" fo:break-before="page"/>
    </style:style>
    <style:style style:name="P4" style:family="paragraph" style:parent-style-name="Normal">
      <style:paragraph-properties fo:break-before="page"/>
    </style:style>
    <style:style style:name="T1" style:family="text">
      <style:text-properties officeooo:rsid="000b87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ssembly Tutorial, Lesson 8: <text:span text:style-name="T1">In and Out</text:span></text:h>
      <text:p text:style-name="Normal">[Title Slide]</text:p>
      <text:p text:style-name="Normal">Hi, there! This is Matt Heffernan. Welcome back to my channel. This is the seventh episode of my tutorial series on Z80 assembly 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all the instructions that deal with data in registers and memory, and how to transform and move that data between those places. However, no computer is a completely closed system, and needs to have some means of input and output to perform its tasks. For many 8-bit processors, like the 6502, these interfaces are mapped to memory addresses, but the Z80 does things a different way.</text:p>
      <text:p text:style-name="Normal">[cut to slide 2 – Z80 ports]</text:p>
      <text:p text:style-name="Normal">The Spectrum, like many other Z80-based systems, uses ports for input and output, or I/O for short. Ports have addresses just like memory, but they are completely separated from memory, so that the entire 16-bit memory space can be used for RAM and ROM, and no address needs to be reserved for I/O. The Z80 has a dedicated pin for I/O requests, and when that is held low by the CPU, the address, data and read and write pins should be routed to some sort of I/O control circuit instead of memory. In the case of the Spectrum, I/O requests are routed to different components based on the port address on the address pins, but mostly handled by the ULA chip. The ULA is an uncommitted logic array, which is an old-school version of a modern FPGA, but with far fewer gates that can be configured. The ULA, with the firmware designed by Sinclair, handles the interfaces with the video controller, keyboard, and the beeper, in addition to handling paging between different memory banks for later Spectrum models. If the low bit of the port address is clear, in other words an “even” address, then it is getting routed through the ULA, and then the upper byte of the port address specifies which attached device we are connecting to while the lower byte of the address is always hex $FE. Ports with “odd” addresses are for I/O with other devices, but we won’t get into that in this video. Topics like serial communication and tape and disk interfaces deserve their own episodes.</text:p>
      <text:p text:style-name="Normal"/>
      <text:p text:style-name="P1">[cut to slide 3 – IN]</text:p>
      <text:p text:style-name="Normal">Something we have not seen yet in this series is any kind of input to a program. For something like a demo, that’s completely expected, but chances are you want to write software that is interactive, like a game. To do that, you will need to process input, and most likely from the keyboard, which is the only input device that a Spectrum user is guaranteed to have. So, to read the state of keyboard, you need to input from port $FE, as the keyboard is connected to the Z80 through the ULA. To do this, we can use the IN instruction, which has two arguments. Like the Load instruction, the first argument is the destination of the read value, which in this case needs to be an 8-bit register. The second argument is the port address, specifically the low byte of the port address. The high byte of the port address is implied by the addressing mode of the second argument, which will either be a hardcoded address or the C register, in parentheses in both cases. If a hardcoded address is used, then the high byte of the address will be taken from the Accumulator, which also must be the destination of the read byte. If C is used, then the high byte will come from B, so you can just load the complete 16-bit address into BC before the IN instruction. Using C for the port address also lets you have more options for the first argument, where you can specify any of these registers as the destination.</text:p>
      <text:p text:style-name="Normal">Besides the input value being read into the register, condition flags may be set. But if you are using a hardcoded port address, the flags are unaffected, even though the value in A is likely to change. However, if you are using C for the address, then the H and N bits will be cleared, S is set for negative values, Z is set for zero, and P/V is used for parity. The carry bit is never affected in any case.</text:p>
      <text:p text:style-name="Normal">[cut to slide 4 – keyboard input]</text:p>
      <text:p text:style-name="Normal">Rather than having a keyboard buffer, the Spectrum provides the Z80 with the current states of all the keys through port $FE. Only the lower five data bits from this port will contain key states, and while the Spectrum has very few keys, there are more than 5. So, the set of keys to be read is specified by the upper byte of the port address. As there are 40 keys, there are 8 different upper bytes for port $FE to specify for each input. The table here shows which keys are read by inputting from which addresses. When a key is pressed, if you input the corresponding port, the read byte will show the corresponding bit to be clear. The default state for the keys is to have their bits set when not being pressed. For example, if someone were trying to type a capital M, we would see bit 5 clear when reading from $FEFE for the Shift key, and bit 2 clear when reading from $7FFE for the M key.</text:p>
      <text:p text:style-name="Normal">So, if you were to write a routine to monitor the keyboard, you would have to do 8 inputs and handle each clear bit you read. Let’s take a look at what that would entail.</text:p>
      <text:p text:style-name="Normal">[cut to slide 5 – keyboard example]</text:p>
      <text:p text:style-name="Normal"/>
      <text:p text:style-name="Normal"/>
      <text:p text:style-name="P2"/>
      <text:p text:style-name="Normal">[scroll to bottom]</text:p>
      <text:p text:style-name="Normal"/>
      <text:p text:style-name="Normal"/>
      <text:p text:style-name="Normal">And that’s it for the code. To generate a snapshot file that we can load in the Fuse emulator, we use the SAVESNA macro and specify the filename bit.sna for the output and have it start executing at the start label. To do all this, we have a build script.</text:p>
      <text:p text:style-name="Normal">[switch to build.sh tab]</text:p>
      <text:p text:style-name="Normal">We just call sjasmplus with the --lst option to generate a machine code listing and then pass it the name of our assembly file, bit.asm. Now let’s go to the terminal and run it.</text:p>
      <text:p text:style-name="Normal">[cut to terminal]</text:p>
      <text:p text:style-name="Normal">We run build.sh… and then do a directory listing and see that the bit.sna snapshot file is there. So let’s load it into the emulator.</text:p>
      <text:p text:style-name="Normal"/>
      <text:p text:style-name="P1">[cut to emulator]</text:p>
      <text:p text:style-name="Normal">We’re using Fuse again, so we hit F3 and select bit.sna and let it run. And there’s our header and all of the lines of text we are expecting, including the colored columns. I highly recommend going back to the code and checking to see that the values predicted in the comments are actually printed out. Furthermore, you should try switching up some of the initial values and doing some more operations and printing the results. See if you can predict what the output will be. If you get it wrong, go back and review those instructions and see what you’re missing. Bit-level operations can be very confusing, especially when you’re starting out. But, getting past this we can move on to some even more interesting parts of the Z80 and the Spectrum.</text:p>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2.2$Linux_X86_64 LibreOffice_project/20$Build-2</meta:generator>
    <dc:title/>
    <dc:description/>
    <dc:subject/>
    <meta:initial-creator>MATTHEW HEFFERNAN</meta:initial-creator>
    <meta:creation-date>2021-11-30T21:10:00Z</meta:creation-date>
    <dc:date>2021-12-04T22:44:02.761271184</dc:date>
    <meta:editing-cycles>12</meta:editing-cycles>
    <meta:editing-duration>PT3H37M13S</meta:editing-duration>
    <meta:document-statistic meta:table-count="0" meta:image-count="0" meta:object-count="0" meta:page-count="4" meta:paragraph-count="24" meta:word-count="1415" meta:character-count="7678" meta:non-whitespace-character-count="6284"/>
    <meta:template xlink:type="simple" xlink:actuate="onRequest" xlink:title="" xlink:href="Normal.dotm"/>
  </office:meta>
</office:document-meta>
</file>